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8365" officeooo:paragraph-rsid="00168365"/>
    </style:style>
    <style:style style:name="P2" style:family="paragraph" style:parent-style-name="Standard">
      <style:text-properties officeooo:rsid="00185759" officeooo:paragraph-rsid="00185759"/>
    </style:style>
    <style:style style:name="P3" style:family="paragraph" style:parent-style-name="Standard">
      <style:text-properties officeooo:rsid="001bd83e" officeooo:paragraph-rsid="001bd83e"/>
    </style:style>
    <style:style style:name="P4" style:family="paragraph" style:parent-style-name="Standard">
      <style:text-properties officeooo:rsid="001c9422" officeooo:paragraph-rsid="001c9422"/>
    </style:style>
    <style:style style:name="T1" style:family="text">
      <style:text-properties officeooo:rsid="00185759"/>
    </style:style>
    <style:style style:name="T2" style:family="text">
      <style:text-properties fo:font-style="italic" officeooo:rsid="001a30f9" style:font-style-asian="italic" style:font-style-complex="italic"/>
    </style:style>
    <style:style style:name="T3" style:family="text">
      <style:text-properties fo:font-style="italic" officeooo:rsid="002050d6" style:font-style-asian="italic" style:font-style-complex="italic"/>
    </style:style>
    <style:style style:name="T4" style:family="text">
      <style:text-properties fo:font-style="italic" officeooo:rsid="0021e9d0" style:font-style-asian="italic" style:font-style-complex="italic"/>
    </style:style>
    <style:style style:name="T5" style:family="text">
      <style:text-properties officeooo:rsid="001bd83e"/>
    </style:style>
    <style:style style:name="T6" style:family="text">
      <style:text-properties officeooo:rsid="001c9422"/>
    </style:style>
    <style:style style:name="T7" style:family="text">
      <style:text-properties officeooo:rsid="001e53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lo Horizonte, 3 November, 2017</text:p>
      <text:p text:style-name="P1"/>
      <text:p text:style-name="P1"/>
      <text:p text:style-name="P1">Dear Dr. Lynn Weavers,</text:p>
      <text:p text:style-name="P1"/>
      <text:p text:style-name="P1"/>
      <text:p text:style-name="P1">I would like to submit <text:span text:style-name="T5">the</text:span> paper entitled: “COUPLED UNSTRUCTURED FINE-MESH NEUTRONICS AND THERMAL-HYDRAULICS METHODOLOGY USING OPEN SOFTWARE: A PROOF-OF-CONCEPT” authored by <text:span text:style-name="T5">me and </text:span>André Santos, Daniel Campolina, Germán Theler and Claubia Pereira to be considered for publication in your journal. </text:p>
      <text:p text:style-name="P1"/>
      <text:p text:style-name="P1">This paper contains original work and has not been submitted/published in any journal and is not being considered for publication elsewhere. It aims to present a new methodology for coupling neutronics and thermal-hydraulics using the same fine-mesh <text:span text:style-name="T6">for calculations </text:span>and <text:span text:style-name="T6">shared memory for software communication</text:span>. The coupling methodology is also completely based on free software. It shows that coupled fine-mesh calculations are able to capture with details changes on the neutron fluxes when compared to non-coupled calculations. <text:span text:style-name="T1">The free nature of the software used in this work is also key for eventual reproducibility assesment if of interest of anyone in the audience.</text:span></text:p>
      <text:p text:style-name="P1"/>
      <text:p text:style-name="P1">We <text:span text:style-name="T1">believe </text:span>that it will interest your audience, specially those involved in coupled neutronics and themal-hydraulics calculations, CFD calculations, <text:span text:style-name="T7">deterministic neutronic calculations</text:span> and, ocasionaly, free software used in the nuclear energy field. <text:span text:style-name="T1">Some of referenced work in this paper are from works previously published in </text:span><text:span text:style-name="T2">Annals of Nucle</text:span><text:span text:style-name="T3">a</text:span><text:span text:style-name="T2">r Ene</text:span><text:span text:style-name="T4">r</text:span><text:span text:style-name="T2">gy</text:span><text:span text:style-name="T1">, what makes us think that the contents are of interest of your journal's audience.</text:span></text:p>
      <text:p text:style-name="P1"/>
      <text:p text:style-name="P2"/>
      <text:p text:style-name="P2">A disclosure/conflict of interest statement:</text:p>
      <text:p text:style-name="P2"/>
      <text:p text:style-name="P2">- None of the authors of this paper has a financial or personal relationship with other people or organizations that could inappropriately influence or bias the content of the paper.</text:p>
      <text:p text:style-name="P2"/>
      <text:p text:style-name="P2">- I state that there is no conflict of interest regarding this work.</text:p>
      <text:p text:style-name="P2"/>
      <text:p text:style-name="P2"/>
      <text:p text:style-name="P3">Best Regards <text:span text:style-name="T6">and thank you for your consideration.</text:span></text:p>
      <text:p text:style-name="P3"/>
      <text:p text:style-name="P3"/>
      <text:p text:style-name="P3">Dr. Vitor Vasconcelos</text:p>
      <text:p text:style-name="P4">Corresponding author</text:p>
      <text:p text:style-name="P4">vitors@cdtn.br</text:p>
      <text:p text:style-name="P4">Senior Technologist</text:p>
      <text:p text:style-name="P4">Centro de Desenvolvimento da Tecnologia Nuclear – CDTN, Minas Gerais – Brazil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6:29:03.127359276</meta:creation-date>
    <dc:date>2017-11-03T17:06:13.699388036</dc:date>
    <meta:editing-duration>PT13M27S</meta:editing-duration>
    <meta:editing-cycles>8</meta:editing-cycles>
    <meta:generator>LibreOffice/5.2.7.2$Linux_X86_64 LibreOffice_project/20$Build-2</meta:generator>
    <meta:document-statistic meta:table-count="0" meta:image-count="0" meta:object-count="0" meta:page-count="1" meta:paragraph-count="14" meta:word-count="289" meta:character-count="1956" meta:non-whitespace-character-count="1678"/>
  </office:meta>
</office:document-meta>
</file>